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top" draw:auto-grow-height="false" fo:min-height="4.95cm" fo:min-width="4.381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2">
      <style:graphic-properties svg:stroke-color="#999999" draw:fill-color="#b2b2b2" draw:textarea-horizontal-align="justify" draw:textarea-vertical-align="top" draw:auto-grow-height="false" fo:min-height="6.951cm" fo:min-width="11.8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9999" draw:fill-color="#dddddd" draw:textarea-horizontal-align="justify" draw:textarea-vertical-align="middle" draw:auto-grow-height="false" fo:min-height="5.15cm" fo:min-width="4.19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dddddd"/>
      <style:paragraph-properties fo:text-align="center" style:writing-mode="lr-tb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1cm" fo:margin-right="0cm" fo:text-align="start" fo:text-indent="0cm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-color="#dddddd"/>
      <style:paragraph-properties fo:margin-left="1cm" fo:margin-right="0cm" fo:text-align="start" fo:text-indent="0cm"/>
      <style:text-properties fo:font-size="18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loext:graphic-properties draw:fill-color="#dddddd"/>
      <style:paragraph-properties fo:text-align="center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81cm" svg:height="5.2cm" svg:x="0.73cm" svg:y="2.033cm">
          <text:p text:style-name="P1"><text:span text:style-name="T1">Canopy</text:span></text:p>
          <text:p text:style-name="P1"><text:span text:style-name="T2"/></text:p>
          <text:p text:style-name="P1"><text:span text:style-name="T2"/></text:p>
          <text:p text:style-name="P1"><text:span text:style-name="T2">Water Cloud</text:span></text:p>
          <text:p text:style-name="P1"><text:span text:style-name="T2"/></text:p>
          <text:p text:style-name="P1"><text:span text:style-name="T2">SS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4" draw:layer="layout" svg:width="12.31cm" svg:height="7.201cm" svg:x="0.492cm" svg:y="0.633cm">
            <text:p text:style-name="P3"><text:span text:style-name="T3">Radiative transfer model</text:span></text:p>
            <text:p text:style-name="P3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4" draw:text-style-name="P8" draw:layer="layout" svg:width="6.979cm" svg:height="5.399cm" svg:x="0.729cm" svg:y="1.833cm" svg:viewBox="0 0 6980 5400" svg:d="M0 5400v-5400h4986v1608c206-163 462-258 747-258 707 0 1247 585 1247 1350s-540 1350-1247 1350c-285 0-541-95-747-258v1608z">
            <text:p text:style-name="P5"><text:span text:style-name="T1">Surface</text:span></text:p>
            <text:p text:style-name="P6"><text:span text:style-name="T1"/></text:p>
            <text:list text:style-name="L1">
              <text:list-item>
                <text:p text:style-name="P7"><text:span text:style-name="T4">Water Cloud</text:span></text:p>
              </text:list-item>
              <text:list-item>
                <text:p text:style-name="P7"><text:span text:style-name="T4">Oh92</text:span></text:p>
              </text:list-item>
              <text:list-item>
                <text:p text:style-name="P7"><text:span text:style-name="T4">Oh04</text:span></text:p>
              </text:list-item>
              <text:list-item>
                <text:p text:style-name="P7"><text:span text:style-name="T4">Dubois95</text:span></text:p>
              </text:list-item>
              <text:list-item>
                <text:p text:style-name="P7"><text:span text:style-name="T4">IEM</text:span></text:p>
              </text:list-item>
            </text:list>
          </draw:path>
          <draw:path draw:style-name="gr4" draw:text-style-name="P10" draw:layer="layout" svg:width="4.985cm" svg:height="5.399cm" svg:x="7.603cm" svg:y="1.833cm" svg:viewBox="0 0 4986 5400" svg:d="M746 1350c-283 0-540 94-746 257v-1607h4986v5400h-4986v-1607c206 163 463 257 746 257 707 0 1247-585 1247-1350s-540-1350-1247-1350z">
            <text:p text:style-name="P6"><text:span text:style-name="T1">Canopy</text:span></text:p>
            <text:p text:style-name="P6"><text:span text:style-name="T2"/></text:p>
            <text:list text:style-name="L1">
              <text:list-item>
                <text:p text:style-name="P9"><text:span text:style-name="T5">Water Cloud</text:span></text:p>
              </text:list-item>
              <text:list-item>
                <text:p text:style-name="P9"><text:span text:style-name="T5">SSRT/S</text:span><text:span text:style-name="T6">2</text:span><text:span text:style-name="T5">RT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</text:list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1" draw:layer="layout" svg:width="16.799cm" svg:height="10.058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208cm" fo:page-height="8.50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797cm" svg:x="1cm" svg:y="3.374cm"/>
      <draw:page-thumbnail draw:layer="backgroundobjects" svg:width="8.999cm" svg:height="5.797cm" svg:x="1cm" svg:y="11.95cm"/>
      <draw:page-thumbnail draw:layer="backgroundobjects" svg:width="8.999cm" svg:height="5.797cm" svg:x="1cm" svg:y="20.526cm"/>
      <draw:page-thumbnail draw:layer="backgroundobjects" svg:width="8.999cm" svg:height="5.797cm" svg:x="11cm" svg:y="3.374cm"/>
      <draw:page-thumbnail draw:layer="backgroundobjects" svg:width="8.999cm" svg:height="5.797cm" svg:x="11cm" svg:y="11.95cm"/>
      <draw:page-thumbnail draw:layer="backgroundobjects" svg:width="8.999cm" svg:height="5.797cm" svg:x="11cm" svg:y="20.526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43cm" svg:height="2.629cm" svg:x="1.484cm" svg:y="0.626cm" presentation:class="title" presentation:placeholder="true">
        <draw:text-box/>
      </draw:frame>
      <draw:frame presentation:style-name="Default-outline1" draw:layer="backgroundobjects" svg:width="26.743cm" svg:height="9.133cm" svg:x="1.484cm" svg:y="3.683cm" presentation:class="outline" presentation:placeholder="true">
        <draw:text-box/>
      </draw:frame>
      <draw:frame presentation:style-name="Mpr1" draw:text-style-name="MP2" draw:layer="backgroundobjects" svg:width="6.923cm" svg:height="1.085cm" svg:x="1.48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9cm" svg:height="1.085cm" svg:x="10.159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23cm" svg:height="1.085cm" svg:x="21.30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33:00.189008397</meta:creation-date>
    <dc:date>2024-10-10T15:57:56.695394922</dc:date>
    <meta:editing-duration>PT8M51S</meta:editing-duration>
    <meta:editing-cycles>3</meta:editing-cycles>
    <meta:generator>LibreOffice/7.6.7.2$Linux_X86_64 LibreOffice_project/60$Build-2</meta:generator>
    <meta:document-statistic meta:object-count="28"/>
  </office:meta>
</office:document-meta>
</file>